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0ba44a" officeooo:paragraph-rsid="000ba44a" style:font-style-asian="italic" style:font-style-complex="italic"/>
    </style:style>
    <style:style style:name="P2" style:family="paragraph" style:parent-style-name="Standard">
      <style:text-properties fo:font-style="italic" officeooo:rsid="000cfc28" officeooo:paragraph-rsid="000cfc28" style:font-style-asian="italic" style:font-style-complex="italic"/>
    </style:style>
    <style:style style:name="P3" style:family="paragraph" style:parent-style-name="Standard" style:list-style-name="L1">
      <style:text-properties fo:font-weight="bold" officeooo:rsid="000ba44a" officeooo:paragraph-rsid="000ba44a" style:font-weight-asian="bold" style:font-weight-complex="bold"/>
    </style:style>
    <style:style style:name="P4" style:family="paragraph" style:parent-style-name="Standard" style:list-style-name="L2">
      <style:text-properties officeooo:rsid="000ba44a" officeooo:paragraph-rsid="000ba44a"/>
    </style:style>
    <style:style style:name="P5" style:family="paragraph" style:parent-style-name="Standard" style:list-style-name="L3">
      <style:text-properties fo:font-style="italic" fo:font-weight="bold" officeooo:rsid="000ba44a" officeooo:paragraph-rsid="000ba44a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1ba9e" officeooo:paragraph-rsid="0011ba9e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officeooo:rsid="0011ba9e" officeooo:paragraph-rsid="0011ba9e" style:font-style-asian="italic" style:font-style-complex="italic"/>
    </style:style>
    <style:style style:name="P8" style:family="paragraph" style:parent-style-name="Standard" style:list-style-name="L5">
      <style:text-properties fo:font-style="normal" officeooo:rsid="000ba44a" officeooo:paragraph-rsid="00101332" style:font-style-asian="normal" style:font-style-complex="normal"/>
    </style:style>
    <style:style style:name="P9" style:family="paragraph" style:parent-style-name="Standard" style:list-style-name="L4">
      <style:text-properties fo:font-style="normal" officeooo:rsid="000cfc28" officeooo:paragraph-rsid="000ba44a" style:font-style-asian="normal" style:font-style-complex="normal"/>
    </style:style>
    <style:style style:name="P10" style:family="paragraph" style:parent-style-name="Standard" style:list-style-name="L5">
      <style:text-properties officeooo:rsid="0011ba9e" officeooo:paragraph-rsid="0011ba9e"/>
    </style:style>
    <style:style style:name="P11" style:family="paragraph" style:parent-style-name="Standard">
      <style:text-properties officeooo:rsid="0011ba9e" officeooo:paragraph-rsid="0011ba9e"/>
    </style:style>
    <style:style style:name="T1" style:family="text">
      <style:text-properties officeooo:rsid="000ea23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8481027538487105" text:style-name="L1">
        <text:list-item>
          <text:p text:style-name="P3">Комманда, исполняемая при подключении к устройству.</text:p>
        </text:list-item>
      </text:list>
      <text:list xml:id="list169633324657927169" text:style-name="L2">
        <text:list-header>
          <text:p text:style-name="P4"/>
        </text:list-header>
      </text:list>
      <text:p text:style-name="P1"/>
      <text:p text:style-name="P1">command first </text:p>
      <text:p text:style-name="P1">{</text:p>
      <text:p text:style-name="P1"><text:tab/>send Mitsubishi ("FIRST UP" cr)</text:p>
      <text:p text:style-name="P1"><text:tab/>send Mitsubishi ("FIRST UP 2" cr)</text:p>
      <text:p text:style-name="P1">}</text:p>
      <text:p text:style-name="P1"/>
      <text:list xml:id="list3125335571991107151" text:style-name="L3">
        <text:list-item>
          <text:p text:style-name="P5">GUID (генерация 16 байт)</text:p>
        </text:list-item>
      </text:list>
      <text:p text:style-name="P1"/>
      <text:p text:style-name="P1">command play GUID </text:p>
      <text:p text:style-name="P1">{ </text:p>
      <text:p text:style-name="P1"><text:tab/>send Vimedia (GUID 0:8 0:8 0:8 0:8 0:32 0:32 289:32 289:32 "&lt;?xml version=" 34:8 "1.0" 34:8 " encoding=" 34:8 "windows-1251" 34:8 "?&gt;" nl cr "&lt;Command <text:s/>xmlns:xsi=" 34:8 "http://www.w3.org/2001/XMLSchema-instance" 34:8 " xmlns:xsd=" 34:8 "http://www.w3.org/2001/XMLSchema" 34:8 " xsi:type=" 34:8 "PlayProjectCommand" 34:8 "&gt;" nl cr "&lt;ClientId&gt;d5de2aa6-6674-49c8-9552-dca84a807d82&lt;/ClientId&gt;" nl cr "&lt;DeviceGroup&gt;0&lt;/DeviceGroup&gt;" nl cr "&lt;/Command&gt;" nl cr) </text:p>
      <text:p text:style-name="P1">} </text:p>
      <text:p text:style-name="P1"/>
      <text:list xml:id="list3075548323261194773" text:style-name="L4">
        <text:list-item>
          <text:p text:style-name="P9">Подключение через usb:</text:p>
        </text:list-item>
      </text:list>
      <text:p text:style-name="P2">protocol Viaudio: usb-<text:span text:style-name="T1">com</text:span></text:p>
      <text:p text:style-name="P2">port: 0</text:p>
      <text:p text:style-name="P2"/>
      <text:list xml:id="list4970756115342313038" text:style-name="L5">
        <text:list-item>
          <text:p text:style-name="P10">Команда с задержкой. Нужно для управления экраном через viAudio. Используется в Arhangelsk_bolnica. Требует замены gui.js</text:p>
        </text:list-item>
      </text:list>
      <text:p text:style-name="P11"/>
      <text:p text:style-name="P7">[Button]</text:p>
      <text:p text:style-name="P7">Caption = </text:p>
      <text:p text:style-name="P7">Pages = Main</text:p>
      <text:p text:style-name="P7">Left = 750</text:p>
      <text:p text:style-name="P7">Top = 250</text:p>
      <text:p text:style-name="P7">Font = Images/arial.ttf</text:p>
      <text:p text:style-name="P7">FontSize = 20</text:p>
      <text:p text:style-name="P7">Color = white</text:p>
      <text:p text:style-name="P7">UpImage = Images/buttonUpDown.png</text:p>
      <text:p text:style-name="P7">DownImage = Images/buttonDownDown.png</text:p>
      <text:p text:style-name="P7">HeldImage = Images/buttonDownDown.png</text:p>
      <text:p text:style-name="P7">OnClick <text:s/>= Command Viaudio releoneoff</text:p>
      <text:p text:style-name="P6">OnDelayClick = Command Viaudio reletwoon</text:p>
      <text:p text:style-name="P6">DelayForClick = 1000</text:p>
      <text:p text:style-name="P11"/>
      <text:list xml:id="list194647272605412" text:continue-numbering="true" text:style-name="L5">
        <text:list-item>
          <text:p text:style-name="P8"><text:s/></text:p>
        </text:list-item>
        <text:list-item>
          <text:p text:style-name="P8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c  </meta:initial-creator>
    <meta:creation-date>2015-02-07T15:44:47.069258688</meta:creation-date>
    <dc:date>2015-02-18T19:46:46.654785171</dc:date>
    <dc:creator>Lutc  </dc:creator>
    <meta:editing-duration>PT1M58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1" meta:paragraph-count="31" meta:word-count="153" meta:character-count="1131" meta:non-whitespace-character-count="988"/>
  </office:meta>
</office:document-meta>
</file>